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000000" style:font-name="Verdana" fo:font-size="11.25pt" fo:letter-spacing="normal" fo:font-style="normal" fo:font-weight="normal"/>
    </style:style>
    <style:style style:name="P2" style:family="paragraph" style:parent-style-name="Text_20_body">
      <style:paragraph-properties fo:margin-left="0cm" fo:margin-right="0cm" style:line-height-at-least="0.635cm" fo:text-align="justify" style:justify-single-word="false" fo:widows="1" fo:text-indent="0cm" style:auto-text-indent="false" fo:padding="0cm" fo:border="none"/>
    </style:style>
    <style:style style:name="P3" style:family="paragraph" style:parent-style-name="Text_20_body" style:list-style-name="L1">
      <style:paragraph-properties fo:margin-top="0cm" fo:margin-bottom="0.132cm" style:contextual-spacing="false" style:line-height-at-least="0.635cm" fo:widows="1" fo:background-color="transparent" fo:padding="0cm" fo:border="none">
        <style:background-image style:position="center left" style:repeat="no-repeat"/>
      </style:paragraph-properties>
      <style:text-properties fo:font-variant="normal" fo:text-transform="none" fo:color="#000000" style:font-name="Verdana" fo:font-size="10.5pt" fo:letter-spacing="normal" fo:font-style="normal" fo:font-weight="normal"/>
    </style:style>
    <style:style style:name="P4" style:family="paragraph" style:parent-style-name="Text_20_body" style:list-style-name="L2">
      <style:paragraph-properties fo:margin-top="0cm" fo:margin-bottom="0.132cm" style:contextual-spacing="false" style:line-height-at-least="0.635cm" fo:text-align="justify" style:justify-single-word="false" fo:widows="1" fo:background-color="transparent" fo:padding="0cm"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5" style:family="paragraph" style:parent-style-name="Text_20_body" style:list-style-name="L3">
      <style:paragraph-properties fo:margin-top="0cm" fo:margin-bottom="0.132cm" style:contextual-spacing="false" style:line-height-at-least="0.635cm" fo:text-align="justify" style:justify-single-word="false" fo:widows="1" fo:background-color="transparent" fo:padding="0cm"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6" style:family="paragraph" style:parent-style-name="Text_20_body" style:list-style-name="L4">
      <style:paragraph-properties fo:margin-top="0cm" fo:margin-bottom="0.132cm" style:contextual-spacing="false" style:line-height-at-least="0.635cm" fo:text-align="justify" style:justify-single-word="false" fo:widows="1" fo:background-color="transparent" fo:padding="0cm"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7" style:family="paragraph" style:parent-style-name="Text_20_body" style:list-style-name="L5">
      <style:paragraph-properties fo:margin-top="0cm" fo:margin-bottom="0.132cm" style:contextual-spacing="false" style:line-height-at-least="0.635cm" fo:text-align="justify" style:justify-single-word="false" fo:widows="1" fo:background-color="transparent" fo:padding="0cm" fo:border="none">
        <style:background-image style:position="center left" style:repeat="no-repeat"/>
      </style:paragraph-properties>
      <style:text-properties fo:font-variant="normal" fo:text-transform="none" fo:color="#000000" style:font-name="Verdana" fo:font-size="11.25pt" fo:letter-spacing="normal" fo:font-style="normal" fo:font-weight="normal"/>
    </style:style>
    <style:style style:name="P8" style:family="paragraph" style:parent-style-name="Heading_20_2">
      <style:text-properties fo:font-variant="normal" fo:text-transform="none" fo:color="#121214" style:font-name="Verdana" fo:letter-spacing="-0.026cm" fo:font-style="normal" fo:font-weight="normal"/>
    </style:style>
    <style:style style:name="P9" style:family="paragraph" style:parent-style-name="Heading_20_2">
      <style:paragraph-properties fo:margin-left="0cm" fo:margin-right="0cm" fo:widows="1" fo:text-indent="0cm" style:auto-text-indent="false" fo:padding="0cm" fo:border="none"/>
      <style:text-properties fo:font-variant="normal" fo:text-transform="none" fo:color="#121214" style:font-name="Verdana" fo:letter-spacing="-0.026cm" fo:font-style="normal" fo:font-weight="normal"/>
    </style:style>
    <style:style style:name="P10" style:family="paragraph" style:parent-style-name="Preformatted_20_Text">
      <style:paragraph-properties fo:margin-left="0cm" fo:margin-right="0cm" fo:margin-top="0cm" fo:margin-bottom="0.265cm" style:contextual-spacing="false" style:line-height-at-least="0.423cm" fo:widows="1" fo:text-indent="0cm" style:auto-text-indent="false" fo:padding="0.132cm" fo:border="0.06pt solid #d6d6d6"/>
      <style:text-properties fo:font-variant="normal" fo:text-transform="none" fo:color="#313131" style:font-name="Menlo" fo:font-size="9pt" fo:letter-spacing="normal" fo:font-style="normal" fo:font-weight="normal"/>
    </style:style>
    <style:style style:name="P11" style:family="paragraph" style:parent-style-name="Preformatted_20_Text">
      <style:paragraph-properties fo:margin-left="0cm" fo:margin-right="0cm" fo:margin-top="0cm" fo:margin-bottom="0.265cm" style:contextual-spacing="false" style:line-height-at-least="0.423cm" fo:widows="1" fo:text-indent="0cm" style:auto-text-indent="false" fo:padding="0.132cm" fo:border="0.06pt solid #d6d6d6"/>
      <style:text-properties fo:font-variant="normal" fo:text-transform="none" fo:color="#880000" style:font-name="Menlo" fo:font-size="9pt" fo:letter-spacing="normal" fo:font-style="normal" fo:font-weight="normal"/>
    </style:style>
    <style:style style:name="P12"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fo:letter-spacing="normal"/>
    </style:style>
    <style:style style:name="P13"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Menlo" fo:font-size="9pt" fo:letter-spacing="normal" fo:font-style="normal" fo:font-weight="normal"/>
    </style:style>
    <style:style style:name="P14"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666600" style:font-name="Menlo" fo:font-size="9pt" fo:letter-spacing="normal" fo:font-style="normal" fo:font-weight="normal"/>
    </style:style>
    <style:style style:name="P15"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880000" style:font-name="Menlo" fo:font-size="9pt" fo:letter-spacing="normal" fo:font-style="normal" fo:font-weight="normal"/>
    </style:style>
    <style:style style:name="P16"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008800" style:font-name="Menlo" fo:font-size="9pt" fo:letter-spacing="normal" fo:font-style="normal" fo:font-weight="normal"/>
    </style:style>
    <style:style style:name="P17" style:family="paragraph" style:parent-style-name="Preformatted_20_Text">
      <style:paragraph-properties fo:margin-top="0cm" fo:margin-bottom="0.265cm" style:contextual-spacing="false" style:line-height-at-least="0.423cm" fo:widows="1" fo:padding="0.132cm" fo:border="0.06pt solid #d6d6d6"/>
    </style:style>
    <style:style style:name="T1" style:family="text">
      <style:text-properties fo:font-weight="bold"/>
    </style:style>
    <style:style style:name="T2" style:family="text">
      <style:text-properties fo:color="#000088"/>
    </style:style>
    <style:style style:name="T3" style:family="text">
      <style:text-properties fo:color="#000088" style:font-name="Menlo" fo:font-size="9pt" fo:font-style="normal" fo:font-weight="normal"/>
    </style:style>
    <style:style style:name="T4" style:family="text">
      <style:text-properties fo:color="#7f0055"/>
    </style:style>
    <style:style style:name="T5" style:family="text">
      <style:text-properties fo:color="#7f0055" style:font-name="Menlo" fo:font-size="9pt" fo:font-style="normal" fo:font-weight="normal"/>
    </style:style>
    <style:style style:name="T6" style:family="text">
      <style:text-properties fo:color="#666600"/>
    </style:style>
    <style:style style:name="T7" style:family="text">
      <style:text-properties fo:color="#666600" style:font-name="Menlo" fo:font-size="9pt" fo:font-style="normal" fo:font-weight="normal"/>
    </style:style>
    <style:style style:name="T8" style:family="text">
      <style:text-properties style:font-name="Menlo" fo:font-size="9pt" fo:font-style="normal" fo:font-weight="normal"/>
    </style:style>
    <style:style style:name="T9" style:family="text">
      <style:text-properties fo:font-style="italic"/>
    </style:style>
    <style:style style:name="T10" style:family="text">
      <style:text-properties fo:color="#880000" style:font-name="Menlo" fo:font-size="9pt" fo:font-style="normal" fo:font-weight="normal"/>
    </style:style>
    <style:style style:name="T11" style:family="text">
      <style:text-properties fo:color="#880000" style:font-name="Menlo" fo:font-size="9pt" fo:font-style="italic" fo:font-weight="normal"/>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313131" style:text-line-through-style="none" style:text-line-through-type="none" style:font-name="Verdana" fo:font-size="11.25pt" fo:letter-spacing="normal" fo:font-style="normal" style:text-underline-style="none" fo:font-weight="normal" style:text-blinking="false" fo:background-color="transparent" loext:char-shading-value="0" fo:padding="0cm" fo:border="none"/>
    </style:style>
    <style:style style:name="T14" style:family="text">
      <style:text-properties fo:color="#008800"/>
    </style:style>
    <style:style style:name="T15" style:family="text">
      <style:text-properties fo:color="#008800" style:font-name="Menlo" fo:font-size="9pt" fo:font-style="normal" fo:font-weight="normal"/>
    </style:style>
    <style:style style:name="T16" style:family="text">
      <style:text-properties fo:color="#006666"/>
    </style:style>
    <style:style style:name="T17" style:family="text">
      <style:text-properties fo:color="#006666" style:font-name="Menlo" fo:font-size="9pt"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heritance:</text:h>
      <text:p text:style-name="P1">In Java, classes can be derived from classes. Basically if you need to create a new class and here is already a class that has some of the code you require, then it is possible to derive your new class from the already existing code.</text:p>
      <text:p text:style-name="P1">This concept allows you to reuse the fields and methods of the existing class without having to rewrite the code in a new class. In this scenario the existing class is called the superclass and the derived class is called the subclass.</text:p>
      <text:h text:style-name="P9" text:outline-level="2">Interfaces:</text:h>
      <text:p text:style-name="P1">In Java language, an interface can be defined as a contract between objects on how to communicate with each other. Interfaces play a vital role when it comes to the concept of inheritance.</text:p>
      <text:p text:style-name="P1">An interface defines the methods, a deriving class(subclass) should use. But the implementation of the methods is totally up to the subclass.</text:p>
      <text:p text:style-name="Standard"/>
      <text:p text:style-name="Standard"/>
      <text:p text:style-name="P1">Java is an Object-Oriented Language. As a language that has the Object Oriented feature, Java supports the following fundamental concepts:</text:p>
      <text:list xml:id="list3415241305149838284" text:style-name="L1">
        <text:list-item>
          <text:p text:style-name="P3">Polymorphism</text:p>
        </text:list-item>
        <text:list-item>
          <text:p text:style-name="P3">Inheritance</text:p>
        </text:list-item>
        <text:list-item>
          <text:p text:style-name="P3">Encapsulation</text:p>
        </text:list-item>
        <text:list-item>
          <text:p text:style-name="P3">Abstraction</text:p>
        </text:list-item>
        <text:list-item>
          <text:p text:style-name="P3">Classes</text:p>
        </text:list-item>
        <text:list-item>
          <text:p text:style-name="P3">Objects</text:p>
        </text:list-item>
        <text:list-item>
          <text:p text:style-name="P3">Instance</text:p>
        </text:list-item>
        <text:list-item>
          <text:p text:style-name="P3">Method</text:p>
        </text:list-item>
        <text:list-item>
          <text:p text:style-name="P3">Message Parsing</text:p>
        </text:list-item>
      </text:list>
      <text:p text:style-name="P1">In this chapter, we will look into the concepts Classes and Objects.</text:p>
      <text:list xml:id="list1352397494286576738" text:style-name="L2">
        <text:list-item>
          <text:p text:style-name="P4"><text:span text:style-name="T1">Object -</text:span> Objects have states and behaviors. Example: A dog has states - color, name, breed as well as behaviors -wagging, barking, eating. An object is an instance of a class.</text:p>
        </text:list-item>
        <text:list-item>
          <text:p text:style-name="P4"><text:span text:style-name="T1">Class -</text:span> A class can be defined as a template/blue print that describes the behaviors/states that object of its type support.</text:p>
        </text:list-item>
      </text:list>
      <text:h text:style-name="P9" text:outline-level="2"><text:soft-page-break/>Objects in Java:</text:h>
      <text:p text:style-name="P1">Let us now look deep into what are objects. If we consider the real-world we can find many objects around us, Cars, Dogs, Humans, etc. All these objects have a state and behavior.</text:p>
      <text:p text:style-name="P1">If we consider a dog, then its state is - name, breed, color, and the behavior is - barking, wagging, running</text:p>
      <text:p text:style-name="P1">If you compare the software object with a real world object, they have very similar characteristics.</text:p>
      <text:p text:style-name="P1">Software objects also have a state and behavior. A software object's state is stored in fields and behavior is shown via methods.</text:p>
      <text:p text:style-name="P1">So in software development, methods operate on the internal state of an object and the object-to-object communication is done via methods.</text:p>
      <text:h text:style-name="P9" text:outline-level="2">Classes in Java:</text:h>
      <text:p text:style-name="P1">A class is a blue print from which individual objects are created.</text:p>
      <text:p text:style-name="P1">A sample of a class is given below:</text:p>
      <text:p text:style-name="P10"><text:span text:style-name="T2">public</text:span> <text:span text:style-name="T2">class</text:span> <text:span text:style-name="T4">Dog</text:span><text:span text:style-name="T6">{</text:span></text:p>
      <text:p text:style-name="P12"><text:s text:c="3"/><text:span text:style-name="T5">String</text:span><text:span text:style-name="T8"> breed</text:span><text:span text:style-name="T7">;</text:span></text:p>
      <text:p text:style-name="P12"><text:s text:c="3"/><text:span text:style-name="T3">int</text:span><text:span text:style-name="T8"> ageC</text:span></text:p>
      <text:p text:style-name="P12"><text:s text:c="3"/><text:span text:style-name="T5">String</text:span><text:span text:style-name="T8"> color</text:span><text:span text:style-name="T7">;</text:span></text:p>
      <text:p text:style-name="P17"/>
      <text:p text:style-name="P12"><text:s text:c="3"/><text:span text:style-name="T3">void</text:span><text:span text:style-name="T8"> barking</text:span><text:span text:style-name="T7">(){</text:span></text:p>
      <text:p text:style-name="P12"><text:s text:c="3"/><text:span text:style-name="T7">}</text:span></text:p>
      <text:p text:style-name="P12"><text:s text:c="3"/></text:p>
      <text:p text:style-name="P12"><text:s text:c="3"/><text:span text:style-name="T3">void</text:span><text:span text:style-name="T8"> hungry</text:span><text:span text:style-name="T7">(){</text:span></text:p>
      <text:p text:style-name="P12"><text:s text:c="3"/><text:span text:style-name="T7">}</text:span></text:p>
      <text:p text:style-name="P12"><text:s text:c="3"/></text:p>
      <text:p text:style-name="P12"><text:s text:c="3"/><text:span text:style-name="T3">void</text:span><text:span text:style-name="T8"> sleeping</text:span><text:span text:style-name="T7">(){</text:span></text:p>
      <text:p text:style-name="P12"><text:s text:c="3"/><text:span text:style-name="T7">}</text:span></text:p>
      <text:p text:style-name="P14">}</text:p>
      <text:p text:style-name="P1">A class can contain any of the following variable types.</text:p>
      <text:list xml:id="list3874105516448384022" text:style-name="L3">
        <text:list-item>
          <text:p text:style-name="P5"><text:span text:style-name="T1">Local variables: </text:span>Variables defined inside methods, constructors or blocks are called local variables. The variable will be declared and initialized within the method and the variable will be destroyed when the method has completed.</text:p>
        </text:list-item>
        <text:list-item>
          <text:p text:style-name="P5"><text:soft-page-break/><text:span text:style-name="T1">Instance variables: </text:span>Instance variables are variables within a class but outside any method. These variables are initialized when the class is instantiated. Instance variables can be accessed from inside any method, constructor or blocks of that particular class.</text:p>
        </text:list-item>
        <text:list-item>
          <text:p text:style-name="P5"><text:span text:style-name="T1">Class variables: </text:span>Class variables are variables declared with in a class, outside any method, with the static keyword.</text:p>
        </text:list-item>
      </text:list>
      <text:p text:style-name="P1">A class can have any number of methods to access the value of various kinds of methods. In the above example, barking(), hungry() and sleeping() are methods.</text:p>
      <text:p text:style-name="P1">Below mentioned are some of the important topics that need to be discussed when looking into classes of the Java Language.</text:p>
      <text:h text:style-name="P9" text:outline-level="2">Constructors:</text:h>
      <text:p text:style-name="P1">When discussing about classes, one of the most important sub topic would be constructors. Every class has a constructor. If we do not explicitly write a constructor for a class the Java compiler builds a default constructor for that class.</text:p>
      <text:p text:style-name="P1">Each time a new object is created, at least one constructor will be invoked. The main rule of constructors is that they should have the same name as the class. A class can have more than one constructor.</text:p>
      <text:p text:style-name="P1">Example of a constructor is given below:</text:p>
      <text:p text:style-name="P10"><text:span text:style-name="T2">public</text:span> <text:span text:style-name="T2">class</text:span> <text:span text:style-name="T4">Puppy</text:span><text:span text:style-name="T6">{</text:span></text:p>
      <text:p text:style-name="P12"><text:s text:c="3"/><text:span text:style-name="T3">public</text:span><text:span text:style-name="T8"> </text:span><text:span text:style-name="T5">Puppy</text:span><text:span text:style-name="T7">(){</text:span></text:p>
      <text:p text:style-name="P12"><text:s text:c="3"/><text:span text:style-name="T7">}</text:span></text:p>
      <text:p text:style-name="P17"/>
      <text:p text:style-name="P12"><text:s text:c="3"/><text:span text:style-name="T3">public</text:span><text:span text:style-name="T8"> </text:span><text:span text:style-name="T5">Puppy</text:span><text:span text:style-name="T7">(</text:span><text:span text:style-name="T5">String</text:span><text:span text:style-name="T8"> name</text:span><text:span text:style-name="T7">){</text:span></text:p>
      <text:p text:style-name="P12"><text:s text:c="6"/><text:span text:style-name="T10">// This constructor has one parameter, </text:span><text:span text:style-name="T11">name</text:span><text:span text:style-name="T10">.</text:span></text:p>
      <text:p text:style-name="P12"><text:s text:c="3"/><text:span text:style-name="T7">}</text:span></text:p>
      <text:p text:style-name="P14">}</text:p>
      <text:p text:style-name="P2"><text:span text:style-name="T12">Java also supports </text:span><text:a xlink:type="simple" xlink:href="http://www.tutorialspoint.com/java/java_using_singleton.htm"><text:span text:style-name="T13">Singleton Classes</text:span></text:a><text:span text:style-name="T12"> where you would be able to create only one instance of a class.</text:span></text:p>
      <text:p text:style-name="P1"><text:span text:style-name="T1">Note: </text:span>We have two different types of constructors we are going to discuss constructors in detail in coming chapters.</text:p>
      <text:h text:style-name="P9" text:outline-level="2">Creating an Object:</text:h>
      <text:p text:style-name="P1">As mentioned previously, a class provides the blueprints for objects. So basically an object is created from a class. In Java, the new key word is used to create new objects.</text:p>
      <text:p text:style-name="P1"><text:soft-page-break/>There are three steps when creating an object from a class:</text:p>
      <text:list xml:id="list476659172550784031" text:style-name="L4">
        <text:list-item>
          <text:p text:style-name="P6"><text:span text:style-name="T1">Declaration: </text:span>A variable declaration with a variable name with an object type.</text:p>
        </text:list-item>
        <text:list-item>
          <text:p text:style-name="P6"><text:span text:style-name="T1">Instantiation: </text:span>The 'new' key word is used to create the object.</text:p>
        </text:list-item>
        <text:list-item>
          <text:p text:style-name="P6"><text:span text:style-name="T1">Initialization: </text:span>The 'new' keyword is followed by a call to a constructor. This call initializes the new object.</text:p>
        </text:list-item>
      </text:list>
      <text:p text:style-name="P1">Example of creating an object is given below:</text:p>
      <text:p text:style-name="P10"><text:span text:style-name="T2">public</text:span> <text:span text:style-name="T2">class</text:span> <text:span text:style-name="T4">Puppy</text:span><text:span text:style-name="T6">{</text:span></text:p>
      <text:p text:style-name="P17"/>
      <text:p text:style-name="P12"><text:s text:c="3"/><text:span text:style-name="T3">public</text:span><text:span text:style-name="T8"> </text:span><text:span text:style-name="T5">Puppy</text:span><text:span text:style-name="T7">(</text:span><text:span text:style-name="T5">String</text:span><text:span text:style-name="T8"> name</text:span><text:span text:style-name="T7">){</text:span></text:p>
      <text:p text:style-name="P12"><text:s text:c="6"/><text:span text:style-name="T10">// This constructor has one parameter, </text:span><text:span text:style-name="T11">name</text:span><text:span text:style-name="T10">.</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Passed Name is :"</text:span><text:span text:style-name="T8"> </text:span><text:span text:style-name="T7">+</text:span><text:span text:style-name="T8"> name </text:span><text:span text:style-name="T7">);</text:span><text:span text:style-name="T8"> </text:span></text:p>
      <text:p text:style-name="P12"><text:s text:c="3"/><text:span text:style-name="T7">}</text:span></text:p>
      <text:p text:style-name="P12"><text:s text:c="3"/></text:p>
      <text:p text:style-name="P12"><text:s text:c="3"/><text:span text:style-name="T3">public</text:span><text:span text:style-name="T8"> </text:span><text:span text:style-name="T3">static</text:span><text:span text:style-name="T8"> </text:span><text:span text:style-name="T3">void</text:span><text:span text:style-name="T8"> main</text:span><text:span text:style-name="T7">(</text:span><text:span text:style-name="T5">String</text:span><text:span text:style-name="T8"> </text:span><text:span text:style-name="T7">[]</text:span><text:span text:style-name="T8">args</text:span><text:span text:style-name="T7">){</text:span></text:p>
      <text:p text:style-name="P12"><text:s text:c="6"/><text:span text:style-name="T10">// Following statement would create an object myPuppy</text:span></text:p>
      <text:p text:style-name="P12"><text:s text:c="6"/><text:span text:style-name="T5">Puppy</text:span><text:span text:style-name="T8"> myPuppy </text:span><text:span text:style-name="T7">=</text:span><text:span text:style-name="T8"> </text:span><text:span text:style-name="T3">new</text:span><text:span text:style-name="T8"> </text:span><text:span text:style-name="T5">Puppy</text:span><text:span text:style-name="T7">(</text:span><text:span text:style-name="T8"> </text:span><text:span text:style-name="T15">"tommy"</text:span><text:span text:style-name="T8"> </text:span><text:span text:style-name="T7">);</text:span></text:p>
      <text:p text:style-name="P12"><text:s text:c="3"/><text:span text:style-name="T7">}</text:span></text:p>
      <text:p text:style-name="P14">}</text:p>
      <text:p text:style-name="P1">If we compile and run the above program, then it would produce the following result:</text:p>
      <text:p text:style-name="P10"><text:span text:style-name="T4">Passed</text:span> <text:span text:style-name="T4">Name</text:span> <text:span text:style-name="T2">is</text:span> <text:span text:style-name="T6">:</text:span>tommy</text:p>
      <text:h text:style-name="P9" text:outline-level="2">Accessing Instance Variables and Methods:</text:h>
      <text:p text:style-name="P1">Instance variables and methods are accessed via created objects. To access an instance variable the fully qualified path should be as follows:</text:p>
      <text:p text:style-name="P11">/* First create an object */</text:p>
      <text:p text:style-name="P13"><text:span text:style-name="T4">ObjectReference</text:span> <text:span text:style-name="T6">=</text:span> <text:span text:style-name="T2">new</text:span> <text:span text:style-name="T4">Constructor</text:span><text:span text:style-name="T6">();</text:span></text:p>
      <text:p text:style-name="P17"/>
      <text:p text:style-name="P15">/* Now call a variable as follows */</text:p>
      <text:p text:style-name="P13"><text:span text:style-name="T4">ObjectReference</text:span><text:span text:style-name="T6">.</text:span>variableName<text:span text:style-name="T6">;</text:span></text:p>
      <text:p text:style-name="P17"/>
      <text:p text:style-name="P15">/* Now you can call a class method as follows */</text:p>
      <text:p text:style-name="P13"><text:span text:style-name="T4">ObjectReference</text:span><text:span text:style-name="T6">.</text:span><text:span text:style-name="T4">MethodName</text:span><text:span text:style-name="T6">();</text:span></text:p>
      <text:h text:style-name="P9" text:outline-level="2"><text:soft-page-break/>Example:</text:h>
      <text:p text:style-name="P1">This example explains how to access instance variables and methods of a class:</text:p>
      <text:p text:style-name="P10"><text:span text:style-name="T2">public</text:span> <text:span text:style-name="T2">class</text:span> <text:span text:style-name="T4">Puppy</text:span><text:span text:style-name="T6">{</text:span></text:p>
      <text:p text:style-name="P12"><text:s text:c="3"/></text:p>
      <text:p text:style-name="P12"><text:s text:c="3"/><text:span text:style-name="T3">int</text:span><text:span text:style-name="T8"> puppyAge</text:span><text:span text:style-name="T7">;</text:span></text:p>
      <text:p text:style-name="P17"/>
      <text:p text:style-name="P12"><text:s text:c="3"/><text:span text:style-name="T3">public</text:span><text:span text:style-name="T8"> </text:span><text:span text:style-name="T5">Puppy</text:span><text:span text:style-name="T7">(</text:span><text:span text:style-name="T5">String</text:span><text:span text:style-name="T8"> name</text:span><text:span text:style-name="T7">){</text:span></text:p>
      <text:p text:style-name="P12"><text:s text:c="6"/><text:span text:style-name="T10">// This constructor has one parameter, </text:span><text:span text:style-name="T11">name</text:span><text:span text:style-name="T10">.</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Name chosen is :"</text:span><text:span text:style-name="T8"> </text:span><text:span text:style-name="T7">+</text:span><text:span text:style-name="T8"> name </text:span><text:span text:style-name="T7">);</text:span><text:span text:style-name="T8"> </text:span></text:p>
      <text:p text:style-name="P12"><text:s text:c="3"/><text:span text:style-name="T7">}</text:span></text:p>
      <text:p text:style-name="P12"><text:s text:c="3"/></text:p>
      <text:p text:style-name="P12"><text:s text:c="3"/><text:span text:style-name="T3">public</text:span><text:span text:style-name="T8"> </text:span><text:span text:style-name="T3">void</text:span><text:span text:style-name="T8"> setAge</text:span><text:span text:style-name="T7">(</text:span><text:span text:style-name="T8"> </text:span><text:span text:style-name="T3">int</text:span><text:span text:style-name="T8"> age </text:span><text:span text:style-name="T7">){</text:span></text:p>
      <text:p text:style-name="P12"><text:s text:c="7"/><text:span text:style-name="T8">puppyAge </text:span><text:span text:style-name="T7">=</text:span><text:span text:style-name="T8"> age</text:span><text:span text:style-name="T7">;</text:span></text:p>
      <text:p text:style-name="P12"><text:s text:c="3"/><text:span text:style-name="T7">}</text:span></text:p>
      <text:p text:style-name="P17"/>
      <text:p text:style-name="P12"><text:s text:c="3"/><text:span text:style-name="T3">public</text:span><text:span text:style-name="T8"> </text:span><text:span text:style-name="T3">int</text:span><text:span text:style-name="T8"> getAge</text:span><text:span text:style-name="T7">(</text:span><text:span text:style-name="T8"> </text:span><text:span text:style-name="T7">){</text:span></text:p>
      <text:p text:style-name="P12"><text:s text:c="7"/><text:span text:style-name="T5">System</text:span><text:span text:style-name="T7">.</text:span><text:span text:style-name="T3">out</text:span><text:span text:style-name="T7">.</text:span><text:span text:style-name="T8">println</text:span><text:span text:style-name="T7">(</text:span><text:span text:style-name="T15">"Puppy's age is :"</text:span><text:span text:style-name="T8"> </text:span><text:span text:style-name="T7">+</text:span><text:span text:style-name="T8"> puppyAge </text:span><text:span text:style-name="T7">);</text:span><text:span text:style-name="T8"> </text:span></text:p>
      <text:p text:style-name="P12"><text:s text:c="7"/><text:span text:style-name="T3">return</text:span><text:span text:style-name="T8"> puppyAge</text:span><text:span text:style-name="T7">;</text:span></text:p>
      <text:p text:style-name="P12"><text:s text:c="3"/><text:span text:style-name="T7">}</text:span></text:p>
      <text:p text:style-name="P12"><text:s text:c="3"/></text:p>
      <text:p text:style-name="P12"><text:s text:c="3"/><text:span text:style-name="T3">public</text:span><text:span text:style-name="T8"> </text:span><text:span text:style-name="T3">static</text:span><text:span text:style-name="T8"> </text:span><text:span text:style-name="T3">void</text:span><text:span text:style-name="T8"> main</text:span><text:span text:style-name="T7">(</text:span><text:span text:style-name="T5">String</text:span><text:span text:style-name="T8"> </text:span><text:span text:style-name="T7">[]</text:span><text:span text:style-name="T8">args</text:span><text:span text:style-name="T7">){</text:span></text:p>
      <text:p text:style-name="P12"><text:s text:c="6"/><text:span text:style-name="T10">/* Object creation */</text:span></text:p>
      <text:p text:style-name="P12"><text:s text:c="6"/><text:span text:style-name="T5">Puppy</text:span><text:span text:style-name="T8"> myPuppy </text:span><text:span text:style-name="T7">=</text:span><text:span text:style-name="T8"> </text:span><text:span text:style-name="T3">new</text:span><text:span text:style-name="T8"> </text:span><text:span text:style-name="T5">Puppy</text:span><text:span text:style-name="T7">(</text:span><text:span text:style-name="T8"> </text:span><text:span text:style-name="T15">"tommy"</text:span><text:span text:style-name="T8"> </text:span><text:span text:style-name="T7">);</text:span></text:p>
      <text:p text:style-name="P17"/>
      <text:p text:style-name="P12"><text:s text:c="6"/><text:span text:style-name="T10">/* Call class method to set puppy's age */</text:span></text:p>
      <text:p text:style-name="P12"><text:s text:c="6"/><text:span text:style-name="T8">myPuppy</text:span><text:span text:style-name="T7">.</text:span><text:span text:style-name="T8">setAge</text:span><text:span text:style-name="T7">(</text:span><text:span text:style-name="T8"> </text:span><text:span text:style-name="T17">2</text:span><text:span text:style-name="T8"> </text:span><text:span text:style-name="T7">);</text:span></text:p>
      <text:p text:style-name="P17"/>
      <text:p text:style-name="P12"><text:s text:c="6"/><text:span text:style-name="T10">/* Call another class method to get puppy's age */</text:span></text:p>
      <text:p text:style-name="P12"><text:s text:c="6"/><text:span text:style-name="T8">myPuppy</text:span><text:span text:style-name="T7">.</text:span><text:span text:style-name="T8">getAge</text:span><text:span text:style-name="T7">(</text:span><text:span text:style-name="T8"> </text:span><text:span text:style-name="T7">);</text:span></text:p>
      <text:p text:style-name="P17"/>
      <text:p text:style-name="P12"><text:s text:c="6"/><text:span text:style-name="T10">/* You can access instance variable as follows as well */</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Variable Value :"</text:span><text:span text:style-name="T8"> </text:span><text:span text:style-name="T7">+</text:span><text:span text:style-name="T8"> myPuppy</text:span><text:span text:style-name="T7">.</text:span><text:span text:style-name="T8">puppyAge </text:span><text:span text:style-name="T7">);</text:span><text:span text:style-name="T8"> </text:span></text:p>
      <text:p text:style-name="P12"><text:s text:c="3"/><text:span text:style-name="T7">}</text:span></text:p>
      <text:p text:style-name="P14">}</text:p>
      <text:p text:style-name="P1">If we compile and run the above program, then it would produce the following result:</text:p>
      <text:p text:style-name="P10"><text:span text:style-name="T4">Name</text:span> chosen <text:span text:style-name="T2">is</text:span> <text:span text:style-name="T6">:</text:span>tommy</text:p>
      <text:p text:style-name="P13"><text:soft-page-break/><text:span text:style-name="T4">Puppy</text:span><text:span text:style-name="T14">'s age is :2</text:span></text:p>
      <text:p text:style-name="P16">Variable Value :2</text:p>
      <text:h text:style-name="P9" text:outline-level="2">Source file declaration rules:</text:h>
      <text:p text:style-name="P1">As the last part of this section let's now look into the source file declaration rules. These rules are essential when declaring classes, <text:span text:style-name="T9">import</text:span> statements and <text:span text:style-name="T9">package</text:span> statements in a source file.</text:p>
      <text:list xml:id="list8228321814829642015" text:style-name="L5">
        <text:list-item>
          <text:p text:style-name="P7">There can be only one public class per source file.</text:p>
        </text:list-item>
        <text:list-item>
          <text:p text:style-name="P7">A source file can have multiple non public classes.</text:p>
        </text:list-item>
        <text:list-item>
          <text:p text:style-name="P7">The public class name should be the name of the source file as well which should be appended by <text:span text:style-name="T1">.java</text:span> at the end. For example: the class name is <text:span text:style-name="T9">public class Employee{}</text:span> then the source file should be as Employee.java.</text:p>
        </text:list-item>
        <text:list-item>
          <text:p text:style-name="P7">If the class is defined inside a package, then the package statement should be the first statement in the source file.</text:p>
        </text:list-item>
        <text:list-item>
          <text:p text:style-name="P7">If import statements are present then they must be written between the package statement and the class declaration. If there are no package statements then the import statement should be the first line in the source file.</text:p>
        </text:list-item>
        <text:list-item>
          <text:p text:style-name="P7">Import and package statements will imply to all the classes present in the source file. It is not possible to declare different import and/or package statements to different classes in the source file.</text:p>
        </text:list-item>
      </text:list>
      <text:p text:style-name="P1">Classes have several access levels and there are different types of classes; abstract classes, final classes, etc. we will be explaining about all these in the access modifiers chapter.</text:p>
      <text:p text:style-name="P1">Apart from the above mentioned types of classes, Java also has some special classes called Inner classes and Anonymous classes.</text:p>
      <text:h text:style-name="P9" text:outline-level="2">Java Package:</text:h>
      <text:p text:style-name="P1">In simple, it is a way of categorizing the classes and interfaces. When developing applications in Java, hundreds of classes and interfaces will be written, therefore categorizing these classes is a must as well as makes life much easier.</text:p>
      <text:h text:style-name="P9" text:outline-level="2">Import statements:</text:h>
      <text:p text:style-name="P1">In Java if a fully qualified name, which includes the package and the class name, is given then the compiler can easily locate the source code or classes. Import statement is a way of giving the proper location for the compiler to find that <text:soft-page-break/>particular class.</text:p>
      <text:p text:style-name="P1">For example, the following line would ask compiler to load all the classes available in directory java_installation/java/io :</text:p>
      <text:p text:style-name="P10"><text:span text:style-name="T2">import</text:span> java<text:span text:style-name="T6">.</text:span>io<text:span text:style-name="T6">.*;</text:span></text:p>
      <text:h text:style-name="P9" text:outline-level="2">A Simple Case Study</text:h>
      <text:p text:style-name="P1">For our case study, we will be creating two classes. They are Employee and EmployeeTest.</text:p>
      <text:p text:style-name="P1">First open notepad and add the following code. Remember this is the Employee class and the class is a public class. Now, save this source file with the name Employee.java.</text:p>
      <text:p text:style-name="P1">The Employee class has four instance variables name, age, designation and salary. The class has one explicitly defined constructor, which takes a parameter.</text:p>
      <text:p text:style-name="P10"><text:bookmark text:name="employee"/><text:span text:style-name="T2">import</text:span> java<text:span text:style-name="T6">.</text:span>io<text:span text:style-name="T6">.*;</text:span></text:p>
      <text:p text:style-name="P17"/>
      <text:p text:style-name="P13"><text:span text:style-name="T2">public</text:span> <text:span text:style-name="T2">class</text:span> <text:span text:style-name="T4">Employee</text:span><text:span text:style-name="T6">{</text:span></text:p>
      <text:p text:style-name="P17"/>
      <text:p text:style-name="P12"><text:s text:c="3"/><text:span text:style-name="T5">String</text:span><text:span text:style-name="T8"> name</text:span><text:span text:style-name="T7">;</text:span></text:p>
      <text:p text:style-name="P12"><text:s text:c="3"/><text:span text:style-name="T3">int</text:span><text:span text:style-name="T8"> age</text:span><text:span text:style-name="T7">;</text:span></text:p>
      <text:p text:style-name="P12"><text:s text:c="3"/><text:span text:style-name="T5">String</text:span><text:span text:style-name="T8"> designation</text:span><text:span text:style-name="T7">;</text:span></text:p>
      <text:p text:style-name="P12"><text:s text:c="3"/><text:span text:style-name="T3">double</text:span><text:span text:style-name="T8"> salary</text:span><text:span text:style-name="T7">;</text:span></text:p>
      <text:p text:style-name="P12"><text:s text:c="8"/></text:p>
      <text:p text:style-name="P12"><text:s text:c="3"/><text:span text:style-name="T10">// This is the constructor of the class Employee</text:span></text:p>
      <text:p text:style-name="P12"><text:s text:c="3"/><text:span text:style-name="T3">public</text:span><text:span text:style-name="T8"> </text:span><text:span text:style-name="T5">Employee</text:span><text:span text:style-name="T7">(</text:span><text:span text:style-name="T5">String</text:span><text:span text:style-name="T8"> name</text:span><text:span text:style-name="T7">){</text:span></text:p>
      <text:p text:style-name="P12"><text:s text:c="6"/><text:span text:style-name="T3">this</text:span><text:span text:style-name="T7">.</text:span><text:span text:style-name="T8">name </text:span><text:span text:style-name="T7">=</text:span><text:span text:style-name="T8"> name</text:span><text:span text:style-name="T7">;</text:span></text:p>
      <text:p text:style-name="P12"><text:s text:c="3"/><text:span text:style-name="T7">}</text:span></text:p>
      <text:p text:style-name="P12"><text:s text:c="3"/><text:span text:style-name="T10">// Assign the age of the Employee <text:s/>to the variable age.</text:span></text:p>
      <text:p text:style-name="P12"><text:s text:c="3"/><text:span text:style-name="T3">public</text:span><text:span text:style-name="T8"> </text:span><text:span text:style-name="T3">void</text:span><text:span text:style-name="T8"> empAge</text:span><text:span text:style-name="T7">(</text:span><text:span text:style-name="T3">int</text:span><text:span text:style-name="T8"> empAge</text:span><text:span text:style-name="T7">){</text:span></text:p>
      <text:p text:style-name="P12"><text:s text:c="6"/><text:span text:style-name="T8">age </text:span><text:span text:style-name="T7">=</text:span><text:span text:style-name="T8"> <text:s/>empAge</text:span><text:span text:style-name="T7">;</text:span></text:p>
      <text:p text:style-name="P12"><text:s text:c="3"/><text:span text:style-name="T7">}</text:span></text:p>
      <text:p text:style-name="P12"><text:s text:c="3"/><text:span text:style-name="T10">/* Assign the designation to the variable designation.*/</text:span></text:p>
      <text:p text:style-name="P12"><text:s text:c="3"/><text:span text:style-name="T3">public</text:span><text:span text:style-name="T8"> </text:span><text:span text:style-name="T3">void</text:span><text:span text:style-name="T8"> empDesignation</text:span><text:span text:style-name="T7">(</text:span><text:span text:style-name="T5">String</text:span><text:span text:style-name="T8"> empDesig</text:span><text:span text:style-name="T7">){</text:span></text:p>
      <text:p text:style-name="P12"><text:s text:c="6"/><text:span text:style-name="T8">designation </text:span><text:span text:style-name="T7">=</text:span><text:span text:style-name="T8"> empDesig</text:span><text:span text:style-name="T7">;</text:span></text:p>
      <text:p text:style-name="P12"><text:s text:c="3"/><text:span text:style-name="T7">}</text:span></text:p>
      <text:p text:style-name="P12"><text:s text:c="3"/><text:span text:style-name="T10">/* Assign the salary to the variable salary.*/</text:span></text:p>
      <text:p text:style-name="P12"><text:s text:c="3"/><text:span text:style-name="T3">public</text:span><text:span text:style-name="T8"> </text:span><text:span text:style-name="T3">void</text:span><text:span text:style-name="T8"> empSalary</text:span><text:span text:style-name="T7">(</text:span><text:span text:style-name="T3">double</text:span><text:span text:style-name="T8"> empSalary</text:span><text:span text:style-name="T7">){</text:span></text:p>
      <text:p text:style-name="P12"><text:soft-page-break/><text:s text:c="6"/><text:span text:style-name="T8">salary </text:span><text:span text:style-name="T7">=</text:span><text:span text:style-name="T8"> empSalary</text:span><text:span text:style-name="T7">;</text:span></text:p>
      <text:p text:style-name="P12"><text:s text:c="3"/><text:span text:style-name="T7">}</text:span></text:p>
      <text:p text:style-name="P12"><text:s text:c="3"/><text:span text:style-name="T10">/* Print the Employee details */</text:span></text:p>
      <text:p text:style-name="P12"><text:s text:c="3"/><text:span text:style-name="T3">public</text:span><text:span text:style-name="T8"> </text:span><text:span text:style-name="T3">void</text:span><text:span text:style-name="T8"> printEmployee</text:span><text:span text:style-name="T7">(){</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Name:"</text:span><text:span text:style-name="T7">+</text:span><text:span text:style-name="T8"> name </text:span><text:span text:style-name="T7">);</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Age:"</text:span><text:span text:style-name="T8"> </text:span><text:span text:style-name="T7">+</text:span><text:span text:style-name="T8"> age </text:span><text:span text:style-name="T7">);</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Designation:"</text:span><text:span text:style-name="T8"> </text:span><text:span text:style-name="T7">+</text:span><text:span text:style-name="T8"> designation </text:span><text:span text:style-name="T7">);</text:span></text:p>
      <text:p text:style-name="P12"><text:s text:c="6"/><text:span text:style-name="T5">System</text:span><text:span text:style-name="T7">.</text:span><text:span text:style-name="T3">out</text:span><text:span text:style-name="T7">.</text:span><text:span text:style-name="T8">println</text:span><text:span text:style-name="T7">(</text:span><text:span text:style-name="T15">"Salary:"</text:span><text:span text:style-name="T8"> </text:span><text:span text:style-name="T7">+</text:span><text:span text:style-name="T8"> salary</text:span><text:span text:style-name="T7">);</text:span></text:p>
      <text:p text:style-name="P12"><text:s text:c="3"/><text:span text:style-name="T7">}</text:span></text:p>
      <text:p text:style-name="P14">}</text:p>
      <text:p text:style-name="P1">As mentioned previously in this tutorial, processing starts from the main method. Therefore in-order for us to run this Employee class there should be main method and objects should be created. We will be creating a separate class for these tasks.</text:p>
      <text:p text:style-name="P1">Given below is the <text:span text:style-name="T9">EmployeeTest</text:span> class, which creates two instances of the class Employee and invokes the methods for each object to assign values for each variable.</text:p>
      <text:p text:style-name="P1">Save the following code in EmployeeTest.java file</text:p>
      <text:p text:style-name="P10"><text:span text:style-name="T2">import</text:span> java<text:span text:style-name="T6">.</text:span>io<text:span text:style-name="T6">.*;</text:span></text:p>
      <text:p text:style-name="P17"/>
      <text:p text:style-name="P13"><text:span text:style-name="T2">public</text:span> <text:span text:style-name="T2">class</text:span> <text:span text:style-name="T4">EmployeeTest</text:span><text:span text:style-name="T6">{</text:span></text:p>
      <text:p text:style-name="P17"/>
      <text:p text:style-name="P12"><text:s text:c="3"/><text:span text:style-name="T3">public</text:span><text:span text:style-name="T8"> </text:span><text:span text:style-name="T3">static</text:span><text:span text:style-name="T8"> </text:span><text:span text:style-name="T3">void</text:span><text:span text:style-name="T8"> main</text:span><text:span text:style-name="T7">(</text:span><text:span text:style-name="T5">String</text:span><text:span text:style-name="T8"> args</text:span><text:span text:style-name="T7">[]){</text:span></text:p>
      <text:p text:style-name="P12"><text:s text:c="6"/><text:span text:style-name="T10">/* Create two objects using constructor */</text:span></text:p>
      <text:p text:style-name="P12"><text:s text:c="6"/><text:span text:style-name="T5">Employee</text:span><text:span text:style-name="T8"> empOne </text:span><text:span text:style-name="T7">=</text:span><text:span text:style-name="T8"> </text:span><text:span text:style-name="T3">new</text:span><text:span text:style-name="T8"> </text:span><text:span text:style-name="T5">Employee</text:span><text:span text:style-name="T7">(</text:span><text:span text:style-name="T15">"James Smith"</text:span><text:span text:style-name="T7">);</text:span></text:p>
      <text:p text:style-name="P12"><text:s text:c="6"/><text:span text:style-name="T5">Employee</text:span><text:span text:style-name="T8"> empTwo </text:span><text:span text:style-name="T7">=</text:span><text:span text:style-name="T8"> </text:span><text:span text:style-name="T3">new</text:span><text:span text:style-name="T8"> </text:span><text:span text:style-name="T5">Employee</text:span><text:span text:style-name="T7">(</text:span><text:span text:style-name="T15">"Mary Anne"</text:span><text:span text:style-name="T7">);</text:span></text:p>
      <text:p text:style-name="P17"/>
      <text:p text:style-name="P12"><text:s text:c="6"/><text:span text:style-name="T10">// Invoking methods for each object created</text:span></text:p>
      <text:p text:style-name="P12"><text:s text:c="6"/><text:span text:style-name="T8">empOne</text:span><text:span text:style-name="T7">.</text:span><text:span text:style-name="T8">empAge</text:span><text:span text:style-name="T7">(</text:span><text:span text:style-name="T17">26</text:span><text:span text:style-name="T7">);</text:span></text:p>
      <text:p text:style-name="P12"><text:s text:c="6"/><text:span text:style-name="T8">empOne</text:span><text:span text:style-name="T7">.</text:span><text:span text:style-name="T8">empDesignation</text:span><text:span text:style-name="T7">(</text:span><text:span text:style-name="T15">"Senior Software Engineer"</text:span><text:span text:style-name="T7">);</text:span></text:p>
      <text:p text:style-name="P12"><text:s text:c="6"/><text:span text:style-name="T8">empOne</text:span><text:span text:style-name="T7">.</text:span><text:span text:style-name="T8">empSalary</text:span><text:span text:style-name="T7">(</text:span><text:span text:style-name="T17">1000</text:span><text:span text:style-name="T7">);</text:span></text:p>
      <text:p text:style-name="P12"><text:s text:c="6"/><text:span text:style-name="T8">empOne</text:span><text:span text:style-name="T7">.</text:span><text:span text:style-name="T8">printEmployee</text:span><text:span text:style-name="T7">();</text:span></text:p>
      <text:p text:style-name="P17"/>
      <text:p text:style-name="P12"><text:s text:c="6"/><text:span text:style-name="T8">empTwo</text:span><text:span text:style-name="T7">.</text:span><text:span text:style-name="T8">empAge</text:span><text:span text:style-name="T7">(</text:span><text:span text:style-name="T17">21</text:span><text:span text:style-name="T7">);</text:span></text:p>
      <text:p text:style-name="P12"><text:s text:c="6"/><text:span text:style-name="T8">empTwo</text:span><text:span text:style-name="T7">.</text:span><text:span text:style-name="T8">empDesignation</text:span><text:span text:style-name="T7">(</text:span><text:span text:style-name="T15">"Software Engineer"</text:span><text:span text:style-name="T7">);</text:span></text:p>
      <text:p text:style-name="P12"><text:s text:c="6"/><text:span text:style-name="T8">empTwo</text:span><text:span text:style-name="T7">.</text:span><text:span text:style-name="T8">empSalary</text:span><text:span text:style-name="T7">(</text:span><text:span text:style-name="T17">500</text:span><text:span text:style-name="T7">);</text:span></text:p>
      <text:p text:style-name="P12"><text:s text:c="6"/><text:span text:style-name="T8">empTwo</text:span><text:span text:style-name="T7">.</text:span><text:span text:style-name="T8">printEmployee</text:span><text:span text:style-name="T7">();</text:span></text:p>
      <text:p text:style-name="P12"><text:soft-page-break/><text:s text:c="3"/><text:span text:style-name="T7">}</text:span></text:p>
      <text:p text:style-name="P14">}</text:p>
      <text:p text:style-name="P1">Now, compile both the classes and then run <text:span text:style-name="T9">EmployeeTest</text:span> to see the result as follows:</text:p>
      <text:p text:style-name="P10">C<text:span text:style-name="T6">:</text:span>\&gt; javac <text:span text:style-name="T4">Employee</text:span><text:span text:style-name="T6">.</text:span>java</text:p>
      <text:p text:style-name="P13">C<text:span text:style-name="T6">:</text:span>\&gt; javac <text:span text:style-name="T4">EmployeeTest</text:span><text:span text:style-name="T6">.</text:span>java</text:p>
      <text:p text:style-name="P13">C<text:span text:style-name="T6">:</text:span>\&gt; java <text:span text:style-name="T4">EmployeeTest</text:span></text:p>
      <text:p text:style-name="P13"><text:span text:style-name="T4">Name</text:span><text:span text:style-name="T6">:</text:span><text:span text:style-name="T4">James</text:span> <text:span text:style-name="T4">Smith</text:span></text:p>
      <text:p text:style-name="P13"><text:span text:style-name="T4">Age</text:span><text:span text:style-name="T6">:</text:span><text:span text:style-name="T16">26</text:span></text:p>
      <text:p text:style-name="P13"><text:span text:style-name="T4">Designation</text:span><text:span text:style-name="T6">:</text:span><text:span text:style-name="T4">Senior</text:span> <text:span text:style-name="T4">Software</text:span> <text:span text:style-name="T4">Engineer</text:span></text:p>
      <text:p text:style-name="P13"><text:span text:style-name="T4">Salary</text:span><text:span text:style-name="T6">:</text:span><text:span text:style-name="T16">1000.0</text:span></text:p>
      <text:p text:style-name="P13"><text:span text:style-name="T4">Name</text:span><text:span text:style-name="T6">:</text:span><text:span text:style-name="T4">Mary</text:span> <text:span text:style-name="T4">Anne</text:span></text:p>
      <text:p text:style-name="P13"><text:span text:style-name="T4">Age</text:span><text:span text:style-name="T6">:</text:span><text:span text:style-name="T16">21</text:span></text:p>
      <text:p text:style-name="P13"><text:span text:style-name="T4">Designation</text:span><text:span text:style-name="T6">:</text:span><text:span text:style-name="T4">Software</text:span> <text:span text:style-name="T4">Engineer</text:span></text:p>
      <text:p text:style-name="P13"><text:span text:style-name="T4">Salary</text:span><text:span text:style-name="T6">:</text:span><text:span text:style-name="T16">500.0</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0:12:03.796479545</meta:creation-date>
    <dc:date>2016-04-01T10:13:55.919210230</dc:date>
    <meta:editing-duration>P0D</meta:editing-duration>
    <meta:editing-cycles>1</meta:editing-cycles>
    <meta:document-statistic meta:table-count="0" meta:image-count="0" meta:object-count="0" meta:page-count="9" meta:paragraph-count="205" meta:word-count="1750" meta:character-count="11125" meta:non-whitespace-character-count="9190"/>
    <meta:generator>LibreOffice/4.2.8.2$Linux_X86_64 LibreOffice_project/420m0$Build-2</meta:generator>
  </office:meta>
</office:document-meta>
</file>